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3000002BCD18D31E4CDE1B2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7874in" svg:y="-0.0602in" svg:width="6.9252in" svg:height="3.5563in" draw:z-index="0"><draw:image xlink:href="Pictures/1000000100000553000002BCD18D31E4CDE1B22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5T16:43:51.747927286</meta:creation-date>
    <dc:date>2022-09-25T16:44:08.290717095</dc:date>
    <meta:editing-duration>PT1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5.2$Linux_X86_64 LibreOffice_project/30$Build-2</meta:generator>
  </office:meta>
</office:document-meta>
</file>